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928cm" fo:break-before="auto" style:use-optimal-row-height="true"/>
    </style:style>
    <style:style style:name="ro2" style:family="table-row">
      <style:table-row-properties style:row-height="0.811cm" fo:break-before="auto" style:use-optimal-row-height="true"/>
    </style:style>
    <style:style style:name="ro3" style:family="table-row">
      <style:table-row-properties style:row-height="1.55cm" fo:break-before="auto" style:use-optimal-row-height="true"/>
    </style:style>
    <style:style style:name="ro4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002cm solid #000000"/>
      <style:text-properties fo:hyphenate="true"/>
    </style:style>
    <style:style style:name="ce2" style:family="table-cell" style:parent-style-name="Default">
      <style:table-cell-properties fo:wrap-option="wrap" fo:border="0.002cm solid #000000"/>
      <style:text-properties fo:hyphenate="true"/>
    </style:style>
    <style:style style:name="ce3" style:family="table-cell" style:parent-style-name="Default">
      <style:table-cell-properties fo:background-color="#b3b3b3" fo:wrap-option="wrap" fo:border="0.002cm solid #000000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<text:s/>Виды деятельности уровни деятельности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анализ</text:p>
          </table:table-cell>
          <table:table-cell table:style-name="ce3" office:value-type="string">
            <text:p>Синтез — конструирование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Аксиологи-ческий</text:p>
          </table:table-cell>
          <table:table-cell office:value-type="string">
            <text:p>классы людей, типы людей</text:p>
          </table:table-cell>
          <table:table-cell office:value-type="string">
            <text:p>системы ценностей, системы потребностей</text:p>
          </table:table-cell>
          <table:table-cell office:value-type="string">
            <text:p>классы и типы потребностей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эмпирический</text:p>
          </table:table-cell>
          <table:table-cell office:value-type="string">
            <text:p>люди, особи, отдельности</text:p>
          </table:table-cell>
          <table:table-cell office:value-type="string">
            <text:p>аналитические объекты</text:p>
          </table:table-cell>
          <table:table-cell office:value-type="string">
            <text:p>товары, конструкции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теоретический</text:p>
          </table:table-cell>
          <table:table-cell office:value-type="string">
            <text:p>таксоны, типы</text:p>
          </table:table-cell>
          <table:table-cell office:value-type="string">
            <text:p>архетипы, технические системы</text:p>
          </table:table-cell>
          <table:table-cell office:value-type="string">
            <text:p>классы конструкций, типы конструкций</text:p>
          </table:table-cell>
          <table:table-cell table:number-columns-repeated="1020"/>
        </table:table-row>
        <table:table-row table:style-name="ro4" table:number-rows-repeated="65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1">21.02.2009</text:date>, <text:time>11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2-21T09:37:05</meta:creation-date>
    <dc:date>2009-02-21T11:50:21</dc:date>
    <dc:creator>simon kordonsky</dc:creator>
    <meta:editing-duration>PT01H42M49S</meta:editing-duration>
    <meta:editing-cycles>1</meta:editing-cycles>
    <meta:document-statistic meta:table-count="3" meta:cell-count="16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